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 style:parent-style-name="Textbody" style:family="paragraph">
      <style:paragraph-properties fo:text-align="justify" fo:margin-bottom="0in" fo:line-height="150%"/>
    </style:style>
    <style:style style:name="T1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 style:parent-style-name="Textbody" style:family="paragraph">
      <style:paragraph-properties fo:text-align="justify" fo:margin-bottom="0in" fo:line-height="150%"/>
    </style:style>
    <style:style style:name="T4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46" style:parent-style-name="Textbody" style:family="paragraph">
      <style:paragraph-properties fo:text-align="justify" fo:margin-bottom="0in" fo:line-height="150%"/>
    </style:style>
    <style:style style:name="P47" style:parent-style-name="Textbody" style:family="paragraph">
      <style:paragraph-properties fo:text-align="justify" fo:margin-bottom="0in" fo:line-height="10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Standard" style:family="paragraph">
      <style:paragraph-properties style:line-height-at-least="0in"/>
    </style:style>
    <style:style style:name="P56" style:parent-style-name="Standard" style:family="paragraph">
      <style:paragraph-properties fo:text-align="justify" style:line-height-at-least="0in" fo:margin-left="2.4618in" fo:text-indent="0.4923in">
        <style:tab-stops/>
      </style:paragraph-properties>
    </style:style>
    <style:style style:name="T57" style:parent-style-name="VarsayılanParagrafYazıTipi" style:family="text">
      <style:text-properties style:font-name="Chilanka" style:font-name-complex="Times New Roman" style:language-asian="tr" style:country-asian="TR"/>
    </style:style>
    <style:style style:name="P58" style:parent-style-name="Textbody" style:family="paragraph">
      <style:paragraph-properties fo:text-align="justify" fo:margin-bottom="0in" fo:line-height="150%"/>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7" style:parent-style-name="Standard" style:family="paragraph">
      <style:paragraph-properties fo:text-align="justify" fo:line-height="150%" fo:text-indent="0.4923in"/>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2" style:parent-style-name="Textbody" style:family="paragraph">
      <style:paragraph-properties fo:text-align="justify" fo:margin-bottom="0in" fo:line-height="150%"/>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2" style:parent-style-name="StrongEmphasis" style:family="text">
      <style:text-properties style:font-name="Bitstream Vera Sans" style:font-name-complex="Tahoma" fo:font-size="11pt" style:font-size-asian="11pt" style:font-size-complex="11pt"/>
    </style:style>
    <style:style style:name="T83" style:parent-style-name="VarsayılanParagrafYazıTipi" style:family="text">
      <style:text-properties style:font-name="Bitstream Vera Sans" style:font-name-complex="Tahoma" fo:font-size="11pt" style:font-size-asian="11pt" style:font-size-complex="11pt"/>
    </style:style>
    <style:style style:name="P84" style:parent-style-name="Textbody" style:family="paragraph">
      <style:paragraph-properties fo:text-align="justify" fo:margin-bottom="0in" fo:line-height="150%"/>
    </style:style>
    <style:style style:name="P85" style:parent-style-name="Textbody" style:family="paragraph">
      <style:paragraph-properties fo:text-align="justify" fo:margin-bottom="0in" fo:line-height="150%"/>
    </style:style>
    <style:style style:name="T8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8" style:parent-style-name="Textbody" style:family="paragraph">
      <style:paragraph-properties fo:text-align="justify" fo:margin-bottom="0in" fo:line-height="150%"/>
    </style:style>
    <style:style style:name="T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9" style:parent-style-name="Textbody" style:family="paragraph">
      <style:paragraph-properties fo:text-align="justify" fo:margin-bottom="0in" fo:line-height="100%"/>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style:text-position="super 63.6%"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StrongEmphasis" style:family="text">
      <style:text-properties style:font-name="Bitstream Vera Sans" style:font-name-complex="Tahoma" fo:font-size="11pt" style:font-size-asian="11pt" style:font-size-complex="11pt"/>
    </style:style>
    <style:style style:name="T1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style:text-position="super 63.6%" fo:font-size="11pt" style:font-size-asian="11pt" style:font-size-complex="11pt"/>
    </style:style>
    <style:style style:name="P142" style:parent-style-name="Textbody" style:family="paragraph">
      <style:paragraph-properties fo:text-align="justify" fo:margin-bottom="0in" fo:line-height="100%"/>
    </style:style>
    <style:style style:name="T1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4" style:parent-style-name="StrongEmphasis" style:family="text">
      <style:text-properties style:font-name="Bitstream Vera Sans" style:font-name-complex="Tahoma" fo:font-size="11pt" style:font-size-asian="11pt" style:font-size-complex="11pt"/>
    </style:style>
    <style:style style:name="T1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StrongEmphasis" style:family="text">
      <style:text-properties style:font-name="Bitstream Vera Sans" style:font-name-complex="Tahoma"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P155" style:parent-style-name="Textbody" style:family="paragraph">
      <style:paragraph-properties fo:text-align="justify" fo:margin-bottom="0in" fo:line-height="100%"/>
    </style:style>
    <style:style style:name="T156" style:parent-style-name="StrongEmphasis" style:family="text">
      <style:text-properties style:font-name="Bitstream Vera Sans" style:font-name-complex="Tahoma" fo:font-size="11pt" style:font-size-asian="11pt" style:font-size-complex="11pt"/>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2"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style>
    <style:style style:name="T166" style:parent-style-name="VarsayılanParagrafYazıTipi" style:family="text">
      <style:text-properties style:font-name="Bitstream Vera Sans" style:font-name-complex="Tahoma" style:text-position="super 63.6%" fo:font-size="11pt" style:font-size-asian="11pt" style:font-size-complex="11pt"/>
    </style:style>
    <style:style style:name="P167" style:parent-style-name="Textbody" style:family="paragraph">
      <style:paragraph-properties fo:text-align="justify" fo:margin-bottom="0in" fo:line-height="100%"/>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5" style:parent-style-name="Textbody" style:family="paragraph">
      <style:paragraph-properties fo:text-align="justify" fo:margin-bottom="0in" fo:line-height="100%"/>
    </style:style>
    <style:style style:name="P176" style:parent-style-name="Textbody" style:family="paragraph">
      <style:paragraph-properties fo:text-align="justify" fo:margin-bottom="0in" fo:line-height="100%"/>
    </style:style>
    <style:style style:name="P177" style:parent-style-name="Textbody" style:family="paragraph">
      <style:paragraph-properties fo:text-align="justify" fo:margin-bottom="0in" fo:line-height="100%"/>
    </style:style>
    <style:style style:name="P178" style:parent-style-name="Textbody" style:family="paragraph">
      <style:paragraph-properties fo:text-align="justify" fo:margin-bottom="0in" fo:line-height="100%"/>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Bitstream Vera Sans" style:font-name-complex="Tahoma" fo:font-size="11pt" style:font-size-asian="11pt" style:font-size-complex="11pt"/>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6" style:parent-style-name="Textbody" style:family="paragraph">
      <style:paragraph-properties fo:text-align="justify" fo:margin-bottom="0in" fo:line-height="100%"/>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1" style:parent-style-name="Textbody" style:family="paragraph">
      <style:paragraph-properties fo:text-align="justify" fo:margin-bottom="0in" fo:line-height="100%"/>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style:text-position="super 63.6%"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StrongEmphasis" style:family="text">
      <style:text-properties style:font-name="Bitstream Vera Sans" style:font-name-complex="Tahoma" fo:font-size="11pt" style:font-size-asian="11pt" style:font-size-complex="11pt"/>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01" style:parent-style-name="Standard" style:family="paragraph">
      <style:paragraph-properties fo:text-align="justify"/>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P206" style:parent-style-name="Standard" style:family="paragraph">
      <style:paragraph-properties fo:text-align="justify"/>
    </style:style>
    <style:style style:name="T2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Standard" style:family="paragraph">
      <style:paragraph-properties fo:text-align="justify"/>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Standard" style:family="paragraph">
      <style:paragraph-properties fo:text-align="justify"/>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P218" style:parent-style-name="Standard" style:family="paragraph">
      <style:paragraph-properties fo:text-align="justify"/>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style:text-position="super 63.6%" fo:font-size="11pt" style:font-size-asian="11pt" style:font-size-complex="11pt"/>
    </style:style>
    <style:style style:name="P224" style:parent-style-name="Textbody" style:family="paragraph">
      <style:paragraph-properties fo:text-align="justify" fo:margin-bottom="0in" fo:line-height="100%"/>
    </style:style>
    <style:style style:name="T2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style:text-position="super 63.6%" fo:font-size="11pt" style:font-size-asian="11pt" style:font-size-complex="11pt"/>
    </style:style>
    <style:style style:name="P231" style:parent-style-name="Textbody" style:family="paragraph">
      <style:paragraph-properties fo:text-align="justify" fo:margin-bottom="0in" fo:line-height="100%"/>
    </style:style>
    <style:style style:name="T2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4" style:parent-style-name="Textbody" style:family="paragraph">
      <style:paragraph-properties fo:text-align="justify" fo:margin-bottom="0in" fo:line-height="100%"/>
    </style:style>
    <style:style style:name="T245" style:parent-style-name="StrongEmphasis"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T251" style:parent-style-name="StrongEmphasis"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6" style:parent-style-name="Standard" style:family="paragraph">
      <style:paragraph-properties fo:widows="0" fo:orphans="0" fo:text-align="justify"/>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P260" style:parent-style-name="Standard" style:family="paragraph">
      <style:paragraph-properties fo:widows="0" fo:orphans="0"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widows="0" fo:orphans="0"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P268" style:parent-style-name="Standard" style:family="paragraph">
      <style:paragraph-properties fo:widows="0" fo:orphans="0" fo:text-align="justify"/>
    </style:style>
    <style:style style:name="T2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style:text-position="super 63.6%" fo:font-size="11pt" style:font-size-asian="11pt" style:font-size-complex="11pt"/>
    </style:style>
    <style:style style:name="P273" style:parent-style-name="Standard" style:family="paragraph">
      <style:paragraph-properties fo:widows="0" fo:orphans="0" fo:text-align="justify"/>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P277" style:parent-style-name="Standard" style:family="paragraph">
      <style:paragraph-properties fo:text-align="justify"/>
    </style:style>
    <style:style style:name="T278" style:parent-style-name="StrongEmphasis" style:family="text">
      <style:text-properties style:font-name="Bitstream Vera Sans" style:font-name-complex="Tahoma" fo:font-size="11pt" style:font-size-asian="11pt" style:font-size-complex="11pt"/>
    </style:style>
    <style:style style:name="T27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3" style:parent-style-name="Textbody" style:family="paragraph">
      <style:paragraph-properties fo:text-align="justify" fo:margin-bottom="0in" fo:line-height="100%"/>
    </style:style>
    <style:style style:name="P284" style:parent-style-name="Textbody" style:family="paragraph">
      <style:paragraph-properties fo:text-align="justify" fo:margin-bottom="0in" fo:line-height="100%"/>
    </style:style>
    <style:style style:name="T285" style:parent-style-name="StrongEmphasis" style:family="text">
      <style:text-properties style:font-name="Bitstream Vera Sans" style:font-name-complex="Tahoma" fo:font-size="11pt" style:font-size-asian="11pt" style:font-size-complex="11pt"/>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T296" style:parent-style-name="VarsayılanParagrafYazıTipi"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P299" style:parent-style-name="Textbody" style:family="paragraph">
      <style:paragraph-properties fo:text-align="justify" fo:margin-bottom="0in" fo:line-height="100%"/>
    </style:style>
    <style:style style:name="T3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P303" style:parent-style-name="Textbody" style:family="paragraph">
      <style:paragraph-properties fo:text-align="justify" fo:margin-bottom="0in" fo:line-height="100%"/>
    </style:style>
    <style:style style:name="T3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5" style:parent-style-name="VarsayılanParagrafYazıTipi" style:family="text">
      <style:text-properties style:font-name="Bitstream Vera Sans" style:font-name-complex="Tahoma"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8" style:parent-style-name="Textbody" style:family="paragraph">
      <style:paragraph-properties fo:text-align="justify" fo:margin-bottom="0in" fo:line-height="100%"/>
    </style:style>
    <style:style style:name="T3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3" style:parent-style-name="Textbody" style:family="paragraph">
      <style:paragraph-properties fo:text-align="justify" fo:margin-bottom="0in" fo:line-height="100%"/>
    </style:style>
    <style:style style:name="T3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8" style:parent-style-name="Textbody" style:family="paragraph">
      <style:paragraph-properties fo:text-align="justify" fo:margin-bottom="0in" fo:line-height="100%"/>
    </style:style>
    <style:style style:name="T3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8" style:parent-style-name="Textbody" style:family="paragraph">
      <style:paragraph-properties fo:text-align="justify" fo:margin-bottom="0in" fo:line-height="100%"/>
    </style:style>
    <style:style style:name="T339" style:parent-style-name="StrongEmphasis"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7" style:parent-style-name="Textbody" style:family="paragraph">
      <style:paragraph-properties fo:text-align="justify" fo:margin-bottom="0in" fo:line-height="100%"/>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1" style:parent-style-name="Standard" style:family="paragraph">
      <style:paragraph-properties fo:text-align="justify"/>
    </style:style>
    <style:style style:name="T352" style:parent-style-name="StrongEmphasis" style:family="text">
      <style:text-properties style:font-name="Bitstream Vera Sans" style:font-name-complex="Tahoma" fo:font-size="11pt" style:font-size-asian="11pt" style:font-size-complex="11pt"/>
    </style:style>
    <style:style style:name="T3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style:text-position="super 63.6%" fo:font-size="11pt" style:font-size-asian="11pt" style:font-size-complex="11pt"/>
    </style:style>
    <style:style style:name="P356" style:parent-style-name="Textbody" style:family="paragraph">
      <style:paragraph-properties fo:text-align="justify" fo:margin-bottom="0in" fo:line-height="100%"/>
    </style:style>
    <style:style style:name="T357" style:parent-style-name="StrongEmphasis" style:family="text">
      <style:text-properties style:font-name="Bitstream Vera Sans" style:font-name-complex="Tahoma" fo:font-size="11pt" style:font-size-asian="11pt" style:font-size-complex="11pt"/>
    </style:style>
    <style:style style:name="T3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P368" style:parent-style-name="Textbody" style:family="paragraph">
      <style:paragraph-properties fo:text-align="justify" fo:margin-bottom="0in" fo:line-height="100%"/>
    </style:style>
    <style:style style:name="T369" style:parent-style-name="StrongEmphasis"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P374" style:parent-style-name="Textbody" style:family="paragraph">
      <style:paragraph-properties fo:text-align="justify" fo:margin-bottom="0in" fo:line-height="100%"/>
    </style:style>
    <style:style style:name="T375" style:parent-style-name="StrongEmphasis"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T389" style:parent-style-name="StrongEmphasis" style:family="text">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style>
    <style:style style:name="T391" style:parent-style-name="StrongEmphasis"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4" style:parent-style-name="Textbody" style:family="paragraph">
      <style:paragraph-properties fo:text-align="justify" fo:margin-bottom="0in" fo:line-height="100%"/>
    </style:style>
    <style:style style:name="T405" style:parent-style-name="StrongEmphasis" style:family="text">
      <style:text-properties style:language-asian="tr" style:country-asian="TR"/>
    </style:style>
    <style:style style:name="T406" style:parent-style-name="StrongEmphasis" style:family="text">
      <style:text-properties style:font-name-complex="Times New Roman" fo:font-weight="normal" style:font-weight-asian="normal" style:font-weight-complex="normal" style:language-asian="tr" style:country-asian="TR"/>
    </style:style>
    <style:style style:name="T407" style:parent-style-name="StrongEmphasis" style:family="text">
      <style:text-properties style:font-name-complex="Times New Roman" style:language-asian="tr" style:country-asian="TR"/>
    </style:style>
    <style:style style:name="T408" style:parent-style-name="StrongEmphasis" style:family="text">
      <style:text-properties style:font-name-complex="Times New Roman" style:language-asian="tr" style:country-asian="TR"/>
    </style:style>
    <style:style style:name="T409" style:parent-style-name="StrongEmphasis" style:family="text">
      <style:text-properties style:font-name-complex="Times New Roman" fo:font-weight="normal" style:font-weight-asian="normal" style:font-weight-complex="normal" style:language-asian="tr" style:country-asian="TR"/>
    </style:style>
    <style:style style:name="T410" style:parent-style-name="StrongEmphasis" style:family="text">
      <style:text-properties style:font-name-complex="Times New Roman" fo:font-weight="normal" style:font-weight-asian="normal" style:font-weight-complex="normal" style:language-asian="tr" style:country-asian="TR"/>
    </style:style>
    <style:style style:name="P411" style:parent-style-name="Textbody" style:family="paragraph">
      <style:paragraph-properties fo:text-align="justify" fo:margin-bottom="0in" fo:line-height="100%" fo:text-indent="0.4923in"/>
    </style:style>
    <style:style style:name="T4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1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1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1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1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center" fo:margin-bottom="0in" fo:line-height="100%"/>
    </style:style>
    <style:style style:name="T418" style:parent-style-name="VarsayılanParagrafYazıTipi" style:family="text">
      <style:text-properties style:font-name="Bitstream Vera Sans" style:font-name-complex="Tahoma" fo:font-size="11pt" style:font-size-asian="11pt" style:font-size-complex="11pt"/>
    </style:style>
    <style:style style:name="T419" style:parent-style-name="StrongEmphasis"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Standard" style:family="paragraph">
      <style:paragraph-properties fo:text-align="justify" style:line-height-at-least="0in"/>
    </style:style>
    <style:style style:name="T43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3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3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3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center" fo:margin-bottom="0in" fo:line-height="100%"/>
    </style:style>
    <style:style style:name="T475"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7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8"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7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0" style:parent-style-name="Standard" style:family="paragraph">
      <style:paragraph-properties fo:text-align="justify" style:line-height-at-least="0in" fo:margin-left="0.4923in">
        <style:tab-stops/>
      </style:paragraph-properties>
    </style:style>
    <style:style style:name="T48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4" style:parent-style-name="Standard" style:family="paragraph">
      <style:paragraph-properties fo:text-align="justify" style:line-height-at-least="0in"/>
    </style:style>
    <style:style style:name="T48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6" style:parent-style-name="Standard" style:family="paragraph">
      <style:paragraph-properties fo:text-align="justify" style:line-height-at-least="0in"/>
    </style:style>
    <style:style style:name="T48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9" style:parent-style-name="Standard" style:family="paragraph">
      <style:paragraph-properties fo:text-align="justify" style:line-height-at-least="0in"/>
    </style:style>
    <style:style style:name="T49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9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text:s/>KİRA SÖZLEŞMESİ</text:p>
      <text:p text:style-name="P13"/>
      <text:p text:style-name="P14"><text:span text:style-name="T15">Sözleşme Düzenleme<text:s/></text:span><text:span text:style-name="T16">Tarihi–No</text:span><text:span text:style-name="T17"><text:tab/></text:span><text:span text:style-name="T18"><text:tab/></text:span><text:span text:style-name="T19"><text:tab/>:</text:span><text:span text:style-name="T20"><text:s/></text:span><text:span text:style-name="T21">01</text:span><text:span text:style-name="T22"><text:s/></text:span><text:span text:style-name="T23">Ocak</text:span><text:span text:style-name="T24"><text:s/>202</text:span><text:span text:style-name="T25">4</text:span><text:span text:style-name="T26"><text:s/></text:span><text:span text:style-name="T27"><text:s/>- <text:s/></text:span><text:span text:style-name="T28">sn</text:span><text:span text:style-name="T29">B</text:span><text:span text:style-name="T30">-</text:span><text:span text:style-name="T31">12</text:span><text:span text:style-name="T32">-202</text:span><text:span text:style-name="T33">40</text:span><text:span text:style-name="T34">1</text:span><text:span text:style-name="T35">01</text:span><text:span text:style-name="T36">-08</text:span><text:span text:style-name="T37">9</text:span><text:span text:style-name="T38"><text:s text:c="2"/></text:span></text:p>
      <text:p text:style-name="P39"><text:span text:style-name="T40">Kiraya Veren A</text:span><text:span text:style-name="T41">dı Soyadı-TC</text:span><text:span text:style-name="T42"><text:tab/></text:span><text:span text:style-name="T43"><text:tab/></text:span><text:span text:style-name="T44"><text:tab/></text:span><text:span text:style-name="T45">:</text:span></text:p>
      <text:p text:style-name="P46"/>
      <text:p text:style-name="P47"><text:span text:style-name="T48">Kiracı<text:s/></text:span><text:span text:style-name="T49">Adı Soyadı – TC – Tel - Adres</text:span><text:span text:style-name="T50"><text:tab/></text:span><text:span text:style-name="T51"><text:tab/></text:span><text:span text:style-name="T52">:</text:span><text:span text:style-name="T53"><text:s/></text:span><text:span text:style-name="T54">Salih ANT<text:s/></text:span></text:p>
      <text:p text:style-name="P55"><text:tab/><text:tab/></text:p>
      <text:p text:style-name="P56"><text:span text:style-name="T57"><text:s text:c="2"/></text:span></text:p>
      <text:p text:style-name="P58"/>
      <text:p text:style-name="P59"><text:span text:style-name="T60">Kiralananın Cinsi – Kullanım Amacı-Adres</text:span><text:span text:style-name="T61"><text:tab/>:</text:span><text:span text:style-name="T62"><text:s/></text:span><text:span text:style-name="T63"><text:s/>Çatı</text:span><text:span text:style-name="T64">lı İşyeri</text:span><text:span text:style-name="T65"><text:s/>–<text:s/></text:span><text:span text:style-name="T66">Oto Tamirhane</text:span></text:p>
      <text:p text:style-name="P67"><text:span text:style-name="T68"><text:s text:c="29"/>Yeniyurt Mah.<text:s/></text:span><text:span text:style-name="T69">İsmail Altıngövde Cad. No:21/</text:span><text:span text:style-name="T70">B</text:span><text:span text:style-name="T71"><text:s/>TOKAT</text:span></text:p>
      <text:p text:style-name="P72"><text:span text:style-name="T73">Tapu Ada/Parsel</text:span><text:span text:style-name="T74"><text:s text:c="2"/></text:span><text:span text:style-name="T75"><text:s/>– <text:s/></text:span><text:span text:style-name="T76">Abone Elektrik/Su</text:span><text:span text:style-name="T77"><text:tab/></text:span><text:span text:style-name="T78"><text:tab/>:</text:span><text:span text:style-name="T79"><text:s/>1245/</text:span><text:span text:style-name="T80">1</text:span><text:span text:style-name="T81"><text:s text:c="2"/></text:span><text:span text:style-name="T82"><text:s/>– <text:s/></text:span><text:span text:style-name="T83">-/-</text:span></text:p>
      <text:p text:style-name="P84"/>
      <text:p text:style-name="P85"><text:span text:style-name="T86">Kira Süresi<text:s/></text:span><text:span text:style-name="T87">Başlangıç-Bitiş Tarihi</text:span><text:span text:style-name="T88"><text:tab/></text:span><text:span text:style-name="T89"><text:tab/></text:span><text:span text:style-name="T90"><text:tab/></text:span><text:span text:style-name="T91">:</text:span><text:span text:style-name="T92"><text:s/></text:span><text:span text:style-name="T93">01<text:s/></text:span><text:span text:style-name="T94">Ocak</text:span><text:span text:style-name="T95"><text:s/>202</text:span><text:span text:style-name="T96">4</text:span><text:span text:style-name="T97"><text:s/>- 31 Aralık 2024</text:span></text:p>
      <text:p text:style-name="P98"><text:span text:style-name="T99">Kira Bedeli Stopaj Vergisi Hariç (On</text:span><text:span text:style-name="T100">iki</text:span><text:span text:style-name="T101"><text:s/>aylık)</text:span><text:span text:style-name="T102"><text:tab/>:</text:span><text:span text:style-name="T103"><text:s/></text:span><text:span text:style-name="T104">180</text:span><text:span text:style-name="T105">.000,00 TL –<text:s/></text:span><text:span text:style-name="T106">Yüz<text:s/></text:span><text:span text:style-name="T107">Seksen</text:span><text:span text:style-name="T108"><text:s/>Bin TL</text:span></text:p>
      <text:p text:style-name="P109"/>
      <text:p text:style-name="P110"><text:span text:style-name="T111">Genel Hükümler</text:span></text:p>
      <text:p text:style-name="P112">MADDE 1 – SÖZLEŞME</text:p>
      <text:p text:style-name="P113"><text:span text:style-name="T114">1.1. Konu:</text:span><text:span text:style-name="T115"><text:s/>İşbu<text:s/></text:span><text:span text:style-name="T116">sözleşmenin konusu,<text:s/></text:span><text:span text:style-name="T117">taşınmazın kiralanması, teslimi, kira miktar ve ödemeleri, kullanım şartları, sözleşmenin feshi, mecurun tahliyesi ile tarafların karşılıklı yükümlülükleri şartlarının belirlenmesidir.<text:s/></text:span><text:span text:style-name="T118">300-27</text:span></text:p>
      <text:p text:style-name="P119"><text:span text:style-name="T120">1.2. Süre ve Sona Erme:</text:span><text:span text:style-name="T121"><text:s/>Bu söz</text:span><text:span text:style-name="T122">leşme belir</text:span><text:span text:style-name="T123">li</text:span><text:span text:style-name="T124"><text:s/>sürelidir ve süre sonunda ihtar çekilmeden kendiliğinden sona erer.</text:span></text:p>
      <text:p text:style-name="P125"><text:span text:style-name="T126">1.2.1 Sürenin Uzaması:</text:span><text:span text:style-name="T127"><text:s/>İşbu sözleşmede “kira dönemi”, ilk dönem için yukarıda belirlenen süredir. En geç belirli süre bitimini takip eden ayın son gününe kadar t</text:span><text:span text:style-name="T128">araflar yeni<text:s/></text:span><text:span text:style-name="T129">bir sözleşme yapmazsa veya kiracı herhangi bir bildirimde bulunmaz ise kira süresi, kira bedeli hariç işbu sözleşme koşulları ile, kendiliğinden bir<text:s/></text:span><text:span text:style-name="T130">yıl</text:span><text:span text:style-name="T131"><text:s/></text:span><text:span text:style-name="T132">uzar, sözleşme belirsiz süreli olur. Uzayan dönemler için kullanılan “kira dönemi” ifadesi altı</text:span><text:span text:style-name="T133"><text:s/>aylık süreyi ifade eder. Kiracının uzayan döneme ait, kiraya verenle bir anlaşma olamadan yapacağı kira bedeli ödemesi bildirime gerek olmadan ihtirazı kayıtla kabul edilir, ödeme temerrüde veya sürenin sona ermesine engel teşkil etmez.</text:span></text:p>
      <text:p text:style-name="P134"><text:span text:style-name="T135">1.2.2<text:s/></text:span><text:span text:style-name="T136">Fesih Dönemi</text:span><text:span text:style-name="T137">:<text:s/></text:span><text:span text:style-name="T138">İşbu</text:span><text:span text:style-name="T139"><text:s/></text:span><text:span text:style-name="T140">sözleşmenin fesih dönemi altı ay, fesih bildirim süresi üç aydır.<text:s/></text:span><text:span text:style-name="T141">328/1</text:span></text:p>
      <text:p text:style-name="P142"><text:span text:style-name="T143">1.2.3 Uzayan dönemlerde fesi</text:span><text:span text:style-name="T144">h:</text:span><text:span text:style-name="T145"><text:s/>Uzayan her altı aylık kira döneminde, dönem bitiş tarihinden üç ay öncesine kadar, taraflar <text:s/>fesih bildiriminde bulunmaz ise sözleşme kira bedeli<text:s/></text:span><text:span text:style-name="T146">hariç aynı şartlarla<text:s/></text:span><text:span text:style-name="T147">bir kira dönemi daha uzar.</text:span></text:p>
      <text:p text:style-name="P148"><text:span text:style-name="T149">1.2.4 Olağanüstü<text:s/></text:span><text:span text:style-name="T150">Fesih:<text:s/></text:span><text:span text:style-name="T151">Kiracının iflasının istenmesi, konkordato talebinde bulunması, tasfiyesine başlanılması, süresinin bitmesi, aleyhinde aciz vesikası alınması, ilgili birimlerince aleyhinde tedbir karar</text:span><text:span text:style-name="T152">ı verilmesi ve iş yerinin mühürlenmesi, s</text:span><text:span text:style-name="T153">özleşme maddelerinden birinin yerine getirilmemesi</text:span><text:span text:style-name="T154"><text:s/>halleri olağanüstü fesih ve tahliye sebebidir.</text:span></text:p>
      <text:p text:style-name="P155"><text:span text:style-name="T156">1.3.</text:span><text:span text:style-name="T157"><text:s/>Kiracı, sözleşme şartlarına uymaksızın mecuru tahliye ederse dönem süresi boyunca kira bedelini ödemekle yükümlü</text:span><text:span text:style-name="T158">dür. Mecur kiraya veren tarafından kiraya verilirse kiracının sorumluluğu sona erer, varsa kalan kira bedeli yeni kiracıdan yapılan kira tahsilatı sonrası iade edilir.<text:s/></text:span><text:span text:style-name="T159">325</text:span></text:p>
      <text:p text:style-name="P160"><text:span text:style-name="T161">1.4.<text:s/></text:span><text:span text:style-name="T162">Kiracının iflası ve ölümü:<text:s/></text:span><text:span text:style-name="T163">Kiracı iflas eder veya ölürse sözleşme kendiliğinden</text:span><text:span text:style-name="T164"><text:s/>fesih olur. Mirasçılarla işbu sözleşmeden bağımsız, yeni bir sözleşme yapılamaması ve bir ay içinde mirasçıların tahliyeyi sağlamaması durumunda kiracıya ait mallar bir yedi emine teslim edilir ve masraflar düşüldükten sonra varsa kalan kira bedeli iade e</text:span><text:span text:style-name="T165">dilir.<text:s/></text:span><text:span text:style-name="T166">332-3</text:span></text:p>
      <text:p text:style-name="P167"><text:span text:style-name="T168">1.5. Ceza:<text:s/></text:span><text:span text:style-name="T169">Kiracı, işbu sözleşmenin normal süresi sonunda bildirime gerek olmadan süre bitiminde; veya uzayan kira döneminde fesih dönemine uygun yapılan fesih bildirimine rağmen kira dönemi sonunda; veya <text:s/>tahliye taahhütnamesinde belirlenen v</text:span><text:span text:style-name="T170">e tahliyenin taahhüt edildiği tarihte; veya hukuki bir işlem sonucu geçerli hale gelen yasal bir tahliye tarihinde; mecuru kendiliğinden tahliye etmezse;<text:s/></text:span><text:span text:style-name="T171">temerrüt hakları saklı kalmak şartıyla,<text:s/></text:span><text:span text:style-name="T172">tahliyenin yapılması gereken tarih<text:s/></text:span><text:span text:style-name="T173">itibarı ile geçen her<text:s/></text:span><text:span text:style-name="T174">gün için, TÜFE oranında güncellenmiş yıllık kira bedelinin yüzde biri oranında, günlük ceza bedeli ödemeyi kabul ve taahhüt eder.</text:span></text:p>
      <text:p text:style-name="P175"/>
      <text:p text:style-name="P176"/>
      <text:p text:style-name="P177"/>
      <text:p text:style-name="P178"/>
      <text:p text:style-name="P179"><text:span text:style-name="T180">MADDE 2 – KİRALANAN</text:span></text:p>
      <text:p text:style-name="P181"><text:span text:style-name="T182">2.1. Teslim:<text:s/></text:span><text:span text:style-name="T183">İşbu sözleşme aynı zamanda mecurun teslim tutanağıdır ve kiracı kiralananı kendi kullanım</text:span><text:span text:style-name="T184"><text:s/>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span text:style-name="T185">.</text:span></text:p>
      <text:p text:style-name="P186"><text:span text:style-name="T187">2.2.</text:span><text:span text:style-name="T188"><text:s/>Taşınmazda bulunan tuvalet, la</text:span><text:bookmark-start text:name="_GoBack1"/><text:bookmark-end text:name="_GoBack1"/><text:span text:style-name="T189">vabo vb. malzemeler kiracıya sağlam olarak teslim edilmiştir ve kira bitiminde kiracı bu malzemeleri sağlam ve eksiksiz olarak teslim etmekle; hasar oluşması durumunda ödemekle yükümlüdür. Mecurun kullanılması sırasında</text:span><text:span text:style-name="T190"><text:s/>oluşabilecek her türlü arıza, hasar, cam kırılması, gider tıkanması vb. giderler kendi kullanım alanında kiracıya, ortak kullanım alanlarında tüm kiracılara aittir.</text:span></text:p>
      <text:p text:style-name="P191"><text:span text:style-name="T192">2.3</text:span><text:span text:style-name="T193"><text:s/>Sözleşme süresince kiralananın amaçlanan kullanıma elverişli tutması için kiraya veren</text:span><text:span text:style-name="T194">den yapması beklenen harcamaları, kiracı kendi yaparak veya yaptırarak kiraya verenden isteyemez. Kiracı, kiralananı kendi malı gibi kullanmaya, evsaf ve meziyetlerini şöhret ve itibarını kaybetmesine meydan vermemeye ve etrafında meskûn diğer kiracı/malik</text:span><text:span text:style-name="T195">lere karşı özenli davranmaya mecburdur.<text:s/></text:span><text:span text:style-name="T196">301</text:span></text:p>
      <text:p text:style-name="P197"><text:span text:style-name="T198">2.4</text:span><text:span text:style-name="T199"><text:s/>Sonradan ayıplı durum oluşursa; kiracı, kiraya veren adına harcama yaparak, kiraya verenden bedel tazminat vb. ücretler talep edemez. Zararını kiraya verenden isteyemez.<text:s/></text:span><text:span text:style-name="T200">304-8</text:span></text:p>
      <text:p text:style-name="P201"><text:span text:style-name="T202">2.5<text:s/></text:span><text:span text:style-name="T203">Kiracı,<text:s/></text:span><text:span text:style-name="T204">kiralananı, sözleşmeye uygun olarak özenle kullanmak ve kiralananın olağan kullanımı için gerekli temizlik ve bakım giderlerini ödemekle, kendisinin gidermekle yükümlü olmadığı ayıpları kiraya verene gecikmeksizin bildirmekle yükümlüdür; aksi takdirde bunl</text:span><text:span text:style-name="T205">ardan doğan zararlardan sorumludur.</text:span></text:p>
      <text:p text:style-name="P206"><text:span text:style-name="T207">2.6</text:span><text:span text:style-name="T208"><text:s/>Aşağıdaki olaylar işbu sözleşme için olağan üstü fesih sebebidir ve tazminata sebep olur;</text:span></text:p>
      <text:p text:style-name="P209"><text:span text:style-name="T210">2.6.1. İş değişikliği:<text:s/></text:span><text:span text:style-name="T211">Mecur “kullanım amacı” ile ilgili ticari işler dışında bir iş veya amaçla kullanılamaz. Yazılı onay olm</text:span><text:span text:style-name="T212">adan iş değişikliği yapılamaz. Kiraya verenin izin vermemesi halinde, kiracı hakkın kötüye kullanıldığı iddiasında bulunamaz, zarar ziyan talep edemez.</text:span></text:p>
      <text:p text:style-name="P213"><text:span text:style-name="T214">2.6.2. Ekler:<text:s/></text:span><text:span text:style-name="T215">İşbu sözleşmenin ekleri, yönetim planı, işletme sözleşmesi, sözleşmenin bir parçasıdır ve<text:s/></text:span><text:span text:style-name="T216">kiracı eklerde yazılı tüm kurallara uymakla yükümlüdür. Kiracı taşınmazın bulunduğu mahallin yönetim planına, güvenlik tedbirlerine, işletme projesine istisnasız uyacak ve bu hususlardan doğacak yükümlülüklerini yerine getirecek ve kiraya vereni kiralanan<text:s/></text:span><text:span text:style-name="T217">ile ilgili gelişmelerden zamanında haberdar edecektir. Aksi halde gelecek zararlardan kendisi sorumlu olacaktır. Kiracı ortak alanlara müdahalede bulunamaz, kullanamaz.</text:span></text:p>
      <text:p text:style-name="P218"><text:span text:style-name="T219">2.6.3.</text:span><text:span text:style-name="T220"><text:s/>Kiracı,</text:span><text:span text:style-name="T221"><text:s/></text:span><text:span text:style-name="T222">kiralananda veya çevresinde hayvan besleyemez.</text:span><text:span text:style-name="T223">316…9</text:span></text:p>
      <text:p text:style-name="P224"><text:span text:style-name="T225">2.7<text:s/></text:span><text:span text:style-name="T226">Kiraya veren</text:span><text:span text:style-name="T227">, ki</text:span><text:span text:style-name="T228">ralananda, kira sözleşmesinin feshini gerektirmeyen ve kiracıdan katlanması<text:s/></text:span><text:span text:style-name="T229">beklenebilecek olan yenilik ve değişiklikler yapabilir. Bu durumdan dolayı kiracı herhangi bir hak, tazminat, kira indirimi talep edemez.<text:s/></text:span><text:span text:style-name="T230">320</text:span></text:p>
      <text:p text:style-name="P231"><text:span text:style-name="T232">2.8</text:span><text:span text:style-name="T233"><text:s/></text:span><text:span text:style-name="T234">Kiracı</text:span><text:span text:style-name="T235">, taşınmazda bir<text:s/></text:span><text:span text:style-name="T236">değişiklik yapmak isterse bu ek bir sözleşme ile belirlenmelidir.<text:s/></text:span><text:span text:style-name="T237">İzin verilen yapı masrafları kiracıya aittir. Kiracı bu ve benzeri masraflar için kiraya verenden veya üçüncü bir şahıstan, bu işlerin yapımı sırasında, kira süresince veya kira bitiminden s</text:span><text:span text:style-name="T238">onra dahi bir bedel talep edemez. Bu tip imalatları tahliye zamanı alıp götüremez, sökemez, kıramaz. Kiracı bu tip imalatları sağlam olarak kiraya verene teslim etmekle yükümlüdür</text:span><text:span text:style-name="T239">, kiralananda ortaya çıkabilecek<text:s/></text:span><text:span text:style-name="T240">değer artışının karşılığını isteyemez. Yazıl</text:span><text:span text:style-name="T241">ı onayla veya onaysız, kiracının imar mevzuatına aykırı tadilat veya imalatlarından dolayı ilgili resmi makamlar tarafından kiraya veren adına düzenlenecek harç, para cezası vb. her türlü cezalar kiracı tarafından ödenecektir; ödemezse kiraya veren tarafın</text:span><text:span text:style-name="T242">dan ödenen cezalar kiracıya rücu edilir.<text:s/></text:span><text:span text:style-name="T243">321</text:span></text:p>
      <text:p text:style-name="P244"><text:span text:style-name="T245">2.9</text:span><text:span text:style-name="T246"><text:s/>Kira sözleşmesinin sona ermesi halinde kiralanan üzerinde yapılmış olan her türlü tadilat ve değişikliğin tamamı veya bir kısmı, kiraya verenin talebi olursa, kiracı tarafından eski haline getirilecek ve tes</text:span><text:span text:style-name="T247">lim edilecektir. Kiracı bu şekilde teslimat yapmazsa, kiraya verenin eski hale getirmek için yaptığı masrafın beş katı ceza bedelini kiracıya tebliğ edildiği tarihte, ödemenin gecikmesi durumunda sözleşmede belirtilen temerrüt faizi ile birlikte ödemeyi ka</text:span><text:span text:style-name="T248">bul eder.<text:s/></text:span><text:span text:style-name="T249">321</text:span></text:p>
      <text:p text:style-name="P250"><text:span text:style-name="T251">2.10 Devir – Temlik – Alt Kira – Ortak Kiracı:<text:s/></text:span><text:span text:style-name="T252">Kiracı yazılı rıza olmadıkça, kiralananı kısmen veya tamamen gerçek ve/veya tüzel kişilere devredemez, terk edemez, kullandıramaz, alt kira yolu ile kiraya veremez, yanına ortak kiracı alamaz. Ya</text:span><text:span text:style-name="T253">zılı rızanın alınabilmesi<text:s/></text:span><text:span text:style-name="T254">için devir bilgisi kiraya verene en az otuz gün öncesinde, noter marifetiyle bildirilmelidir. Kiraya verende kararını en geç üç ay içinde noter marifetiyle kiracıya bildirmek zorundadır.<text:s/></text:span><text:span text:style-name="T255">322</text:span></text:p>
      <text:p text:style-name="P256"><text:span text:style-name="T257">2.11<text:s/></text:span><text:span text:style-name="T258">Kiraya verenin devir işlemine note</text:span><text:span text:style-name="T259">r kanalıyla onay vermesi durumunda;</text:span></text:p>
      <text:p text:style-name="P260"><text:span text:style-name="T261">2.11.1</text:span><text:span text:style-name="T262"><text:s/>Devreden kiracı; devir alan kiracının mecuru tahliye edeceği tarihe kadar, bu sözleşme kapmasındaki tüm borç ve sorumluluklarına devir alan kiracı ile birlikte müteselsil kefil olduğunu kabul ve taahhüt etmiştir.</text:span></text:p>
      <text:p text:style-name="P263"><text:span text:style-name="T264">2.11.2</text:span><text:span text:style-name="T265"><text:s/>Devreden kiracı, sonradan muaccel olacak kira bedellerinden, kira konusunun sözleşmeye aykırı kullanılmasından doğan zararlardan ve kiraya verenin, kira sözleşmesini herhangi bir sebeple feshetmesi halinde, doğan<text:s/></text:span><text:soft-page-break/><text:span text:style-name="T266">zararlardan ve tazminatlardan da dev</text:span><text:span text:style-name="T267">ir alan kiracı ile birlikte, kira bedelinin 10 (on) katı miktara kadar olan kısmına müteselsil sorumlu olacaktır.</text:span></text:p>
      <text:p text:style-name="P268"><text:span text:style-name="T269">2.11.3</text:span><text:span text:style-name="T270"><text:s/>Kira bedeli kiraya veren tarafından devir sırasında yeniden belirlenecek ve devreden kiracıya devrettiği tarih itibarı ile ödediği kira</text:span><text:span text:style-name="T271">dan varsa kalan kira bedeli iade edilecektir. Devralan kiracının kira bedelini nakit ödemesi ile sözleşme yapılacaktır. Oluşan her türlü zarardan devreden ve devralan kiracı müteselsil sorumlu olacaktır.<text:s/></text:span><text:span text:style-name="T272">323-4</text:span></text:p>
      <text:p text:style-name="P273"><text:span text:style-name="T274">2.11.4</text:span><text:span text:style-name="T275"><text:s/>Devralan kiracı, kira bedelinin yarısı<text:s/></text:span><text:span text:style-name="T276">kadar güvence bedeli ödeyecektir. Devreden ve devralan kiracıların güvence bedelleri, devralan kiracı ile sözleşme yasal olarak sona erdiğinde varsa borçları düşüldükten sonra birlikte iade edilir.</text:span></text:p>
      <text:p text:style-name="P277"><text:span text:style-name="T278">2.12 Kiralananın kullanılmaması:<text:s/></text:span><text:span text:style-name="T279">Normal veya mücbir bir se</text:span><text:span text:style-name="T280">beple, mecur kullanılmasa veya sınırlı olarak kullanılsa bile kiracı, kira bedelini ve yan giderleri ödemekle yükümlüdür. İşbu sözleşme pandemi koşulları göz önünde bulundurularak düzenlenmiştir.<text:s/></text:span><text:span text:style-name="T281">Kiracı kiralananı kapalı tutamaz. Kullanmamazlık edemez.<text:s/></text:span><text:span text:style-name="T282">324</text:span></text:p>
      <text:p text:style-name="P283"/>
      <text:p text:style-name="P284"><text:span text:style-name="T285">MADDE 3 – KİRA BEDELİ, ÖDENME TARİHİ ve DİĞER ÖDEMELER</text:span></text:p>
      <text:p text:style-name="P286"><text:span text:style-name="T287">3.1. Kira Bedeli ve Ödenme Tarihi:</text:span><text:span text:style-name="T288"><text:s/>İ</text:span><text:span text:style-name="T289">şbu sözleşmede belirlenen kira bedeli, vergiler hariç net bedeldir ve kira başlangıç tarihinde peşin olarak, uzayan her dönemde ise “artış” maddesi uygulanarak uza</text:span><text:span text:style-name="T290">yan kira dönemi başlangıç tarihinde peşin olarak, “Ödeme Şekli” maddesine uygun şekilde ödenecektir.</text:span></text:p>
      <text:p text:style-name="P291"><text:span text:style-name="T292">3.1.2 Ödeme Şekli:<text:s/></text:span><text:span text:style-name="T293">Her türlü ödeme; kiraya verenin belirleyeceği banka şubesine kiracı ve kiraya veren veya vekili ile birlikte gidilerek, “kira ödemesidir</text:span><text:span text:style-name="T294">” açıklaması yapılarak, kiraya verenin banka hesabına yatırılması ile yapılacaktır. Ödemenin kiracı tarafından sebebin ne olduğuna bakılmaksızın, kiracının inisiyatifine bağlı olarak; bankadan havale veya EFT, PTT havalesi, isme havale, İcra Dairesine ödem</text:span><text:span text:style-name="T295">e de dahil ve benzeri şekilde yapılması durumunda; kira bedelinin kiraya verenin nakit olarak eline veya havale yoluyla banka hesabına geçtiği tarih, ödemenin yapıldığı tarih olarak kabul edilecek; yapılan her türlü ödemenin hangi sebeple olursa olsun kira</text:span><text:span text:style-name="T296">ya verenin hesabına geçişinin gecikmesi, kiracının sorumluluğunda ve temerrüdüne sebep olacaktır. İcra Dairesi ile ilgili işlemlerde dahi, ödeme İcra Dairesi hesabına değil, kiraya verenin banka hesabı kanalıyla yapılacak, İcra Dairesine banka havale makbu</text:span><text:span text:style-name="T297">zu ibra edilerek işlem yapılabilecektir. Kiracının bir mecburiyet olmamasına rağmen, ödeme kanalı olarak İcra Dairesine kiraya veren adına ödeme yapmayı seçmesi durumunda, İcra Dairesinden kiraya verenin hesabına yapılacak ödemelerin gecikmesi kiracının so</text:span><text:span text:style-name="T298">rumluluğundadır ve temerrüde sebep olarak kabul edilecektir.</text:span></text:p>
      <text:p text:style-name="P299"><text:span text:style-name="T300">3.1.3</text:span><text:span text:style-name="T301"><text:s/>İşbu sözleşme veya bağlı ekleri ile ödeme tarihi belirlenen kira bedeli veya yan gider ödemelerindeki gecikme, ihtara gerek olmadan temerrüde ve işbu sözleşmeyle oranı belirlenen temerrüt f</text:span><text:span text:style-name="T302">aizine sebep olacaktır.</text:span></text:p>
      <text:p text:style-name="P303"><text:span text:style-name="T304">3.1.4</text:span><text:span text:style-name="T305"><text:s/>Varsa ay</text:span><text:span text:style-name="T306">lık yapılacak ödemeleri, kiracı her ayın en geç 6. günü peşin ödemekle yükümlüdür.<text:s/></text:span><text:span text:style-name="T307">313-4</text:span></text:p>
      <text:p text:style-name="P308"><text:span text:style-name="T309">3.1.5</text:span><text:span text:style-name="T310"><text:s/>Ödeme vadesi sözleşme ve eklerinde belirlenen ödemelerin düzenli olarak zamanında yapılmamış olması ve kiraya verenin bu öd</text:span><text:span text:style-name="T311">emeleri ihtirazı kayıt bildirimi yapmadan alması, kiraya verenin sözleşmede belirlenen koşuldan vazgeçtiği, olayın teamül haline geldiği anlamına gelmez. İşbu sözleşmede belirlenen ödemelerin kiracı tarafından bir kısmının peşin ödenmesi üzerine kiraya ver</text:span><text:span text:style-name="T312">enin ödemenin peşin olma koşulundan vazgeçtiği anlamına gelmez. Peşin ödemenin zamanında yapılmayan kısmı için temerrüt oluşur.</text:span></text:p>
      <text:p text:style-name="P313"><text:span text:style-name="T314">3.2. Temerrüt:</text:span><text:span text:style-name="T315"><text:s/>İşbu sözleşme ile belirlenen ödemeler kira başlangıç tarihinde, uzayan dönemler için yapılacak ödemeler ise uzaya</text:span><text:span text:style-name="T316">n dönem kira başlangıç tarihinde ödenmezse temerrüt oluşur.<text:s/></text:span><text:span text:style-name="T317">Uzayan dönemlerde, zamanında yapılmayan ödemeler, herhangi bir ihtara veya bildirime gerek olmadan, kiraya veren tarafından ihtirazi kayıtla alınmış kabul edilecektir. Ödemenin kabul edilmesi teme</text:span><text:span text:style-name="T318">rrüdü ortadan kaldırmaz.<text:s/></text:span><text:span text:style-name="T319">Ödeme için çek veya senet keşide edilmiş ise,</text:span><text:span text:style-name="T320"><text:s/></text:span><text:span text:style-name="T321">bu tip belgeler ihtar yerine sayılacak, ödeme vadesinde yapılmamışsa, temerrüt başlangıç tarihi belgenin keşide tarihi olarak uygulanacaktır.<text:s/></text:span><text:span text:style-name="T322">315</text:span></text:p>
      <text:p text:style-name="P323"><text:span text:style-name="T324">3.3. Temerrüt Faizi:</text:span><text:span text:style-name="T325"><text:s/>Sözleşme ve ekleri</text:span><text:span text:style-name="T326">ne bağlı olarak, sözleşme süresi içerisinde, tahliye döneminde veya sonrasında, sözleşme sona erse veya herhangi bir sebeple fesih edilse dahi, yapılacak ödemelerde oluşan gecikmelerde; TUİK tarafından, temerrüdün oluştuğu ay başlangıç ayı olmak üzere, tem</text:span><text:span text:style-name="T327">errüt tarihinden önceki on iki aylık dönem içinde açıklanan, “bir önceki aya göre değişim oranı” en yüksek olan aya ait TÜFE değişim oranının iki katı, aylık temerrüt faizi olarak uygulanacaktır.<text:s/></text:span></text:p>
      <text:p text:style-name="P328"><text:span text:style-name="T329">3.3. Giderler-Yan Giderler-İndirim-Tazminat:</text:span><text:span text:style-name="T330"><text:s/>Elektrik, su v</text:span><text:span text:style-name="T331">b. giderler kiracıya aittir.<text:s/></text:span><text:span text:style-name="T332">Kiracı, yan giderlere katlanmakla ve</text:span><text:span text:style-name="T333"><text:s/>her ayın 6. günü ödemekle yükümlüdür.<text:s/></text:span><text:span text:style-name="T334">Kiracı, kira süresi boyunca ve sonrasında, sözleşmede belirlenen kira bedelinde, mücbir sebepler dahil, herhangi bir sebeple indirim yapılmasını veya he</text:span><text:span text:style-name="T335">rhangi bir koşulda tazminat isteyemez.</text:span><text:span text:style-name="T336"><text:s/></text:span><text:span text:style-name="T337">303-314</text:span></text:p>
      <text:p text:style-name="P338"><text:span text:style-name="T339">3.4 Vergiler:<text:s/></text:span><text:span text:style-name="T340">Kiralanan ile ilgili varsa; zorunlu sigorta, kira stopaj vergisi, çtv, her türlü vergi, yan giderler ve benzeri yükümlülüklere kiracı katlanır.<text:s/></text:span><text:span text:style-name="T341">Kiracı, kanuni süresinde vergi, harç vb. mükellefiy</text:span><text:span text:style-name="T342">etlerini yerine getirmediği takdirde kiraya veren adına tahakkuk edebilecek olan ceza, faiz, tazminat ve gecikme zamlarından, mecuru tahliye ettikten sonra dahi sorumlu olacağını kabul eder.<text:s/></text:span><text:span text:style-name="T343">Sadece</text:span><text:span text:style-name="T344"><text:s/>kiralanana ait kültür, arsa ve bina vergileri kiraya veren</text:span><text:span text:style-name="T345"><text:s/>tarafından ödenir.<text:s/></text:span><text:span text:style-name="T346">302</text:span></text:p>
      <text:soft-page-break/>
      <text:p text:style-name="P347"><text:span text:style-name="T348">3.5</text:span><text:span text:style-name="T349"><text:s/>Kiracı hiçbir koşulda kiraya verenden tazminat talep edemez.<text:s/></text:span><text:span text:style-name="T350">331</text:span></text:p>
      <text:p text:style-name="P351"><text:span text:style-name="T352">3.6<text:s/></text:span><text:span text:style-name="T353">Kiracı, sözleşmenin sona ermesi halinde, s</text:span><text:span text:style-name="T354">özleşmeye aykırı kullanmadan doğacak zararları giderecektir.<text:s/></text:span><text:span text:style-name="T355">334</text:span></text:p>
      <text:p text:style-name="P356"><text:span text:style-name="T357">3.7 Güvence bedeli:<text:s/></text:span><text:span text:style-name="T358">Kiracı üç aylık kira<text:s/></text:span><text:span text:style-name="T359">bedeli güvence bedeli verecektir. Güvence bedeli, herhangi bir ihtar veya ihbar bildirimine gerek olmadan, kira başlangıç tarihini izleyen doksan gün içerisinde kiracı tarafından kanuna uygun şekilde ödenecektir. Güvence bedelinin belirlenen süre içerisind</text:span><text:span text:style-name="T360">e ödenmemesi, süre sonuna kadar olan süre içerisinde açılabilecek tahliye davası için ihtar ve ihbara gerek olmadan temerrüt sebebidir. Bu kural uzayan kira dönemlerinde, sözleşmede belirlenen güvence bedeline ”artış” maddesi uygulanması ile oluşacak güven</text:span><text:span text:style-name="T361">ce bedeli farkı, uzayan dönem kira başlangıç tarihini izleyen bir aylık süre içerisinde ek güvence bedeli olarak kanunun öngördüğü şekilde ödenecektir. Verilen bir aylık sürede ödenmemesi durumunda ise dönem sonuna kadar açılabilecek tahliye davası için te</text:span><text:span text:style-name="T362">merrüt sebebi olacaktır. Kiraya veren tarafından, güvence bedelinin geri ödenmesinde herhangi bir fark veya faiz ödenmez.<text:s/></text:span><text:span text:style-name="T363">342</text:span></text:p>
      <text:p text:style-name="P364"><text:span text:style-name="T365">3.8.</text:span><text:span text:style-name="T366"><text:s/>Kiracı aidat, elektrik, su, doğalgaz, çevre temizlik vergisi gibi kullanımdan kaynaklanan sair giderleri ödemeyi kabul ve taa</text:span><text:span text:style-name="T367">hhüt eder. Kiracı varsa, elektrik, su, doğalgaz, telefon aboneliklerini derhal devralmakla yükümlüdür. Sözleşme başlangıç tarihi itibariyle tahakkuk edecek, elektrik, su, doğalgaz, aidat vs. tüm giderlerden kiracı sorumlu olacaktır.</text:span></text:p>
      <text:p text:style-name="P368"><text:span text:style-name="T369">3.9.</text:span><text:span text:style-name="T370"><text:s/>Kiracı, kiralanan<text:s/></text:span><text:span text:style-name="T371">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text:span><text:span text:style-name="T372">a da izni aranmaksızın kiraya veren tarafından karşılanarak varsa güvence bedelinden mahsup edilebilir. Ancak verilen güvence bedelinin zarar, ziyanı karşılamaması durumunda, kiracı güvence bedelini aşan zarar ve ziyanı ayrıca tazmin etmeyi ve “ceza” ödeme</text:span><text:span text:style-name="T373">yi peşinen kabul, beyan ve taahhüt eder.</text:span></text:p>
      <text:p text:style-name="P374"><text:span text:style-name="T375">3.10.</text:span><text:span text:style-name="T376"><text:s/>Kiracı mecurun yönetim planını, güvenlik tedbirlerini, işletme projesini, kira başlangıcında okumuştur, bilgisi dahilindedir, bunlara istisnasız uyacak, bu hususlardan doğacak yükümlülüklerini yerine getirecek</text:span><text:span text:style-name="T377"><text:s/>ve kiraya vereni,<text:s/></text:span><text:span text:style-name="T378">kiralanan ile ilgili gelişmelerden zamanında haberdar edecektir. Aksi halde gelecek zararlardan kendisi sorumlu olacaktır. Kiracı kiralanan bağımsız bölümün bulunduğu yapıdaki ortak alanlara kiraya verenin yazılı onayı olmaksızın müdahal</text:span><text:span text:style-name="T379">ede bulunamaz, kullanamaz.</text:span></text:p>
      <text:p text:style-name="P380"><text:span text:style-name="T381">3.11. Artış:</text:span><text:span text:style-name="T382"><text:s/>Arsa niteliğindeki mecurda, kira bedeli “Asgari Ücret’e” bağlı olacak, kira başlangıç tarihine veya kira süresine bakılmaksızın “Asgari Ücret’e” yapılacak olan her artışa bağlı olarak, “Asgari Ücret” artış oranında a</text:span><text:span text:style-name="T383">rtırılacaktır. “Asgari Ücret’te” artış olduğu her durumda, kira dönemi süre sonuna kadar olan fark hesap edilerek, artışın yürürlüğe girdiği tarih itibarı ile kiraya verene ödenecektir. Kira bedeli farkı ödenmezse temerrüt oluşur, ödenmeyen miktara işbu sö</text:span><text:span text:style-name="T384">zleşmeyle belirlenen temerrüt faizi oranında fark eklenerek ödenecektir. Zamanında ödenmeyen fark temerrüde sebep olur. Zamanında ödenmeyen farkın sonradan ödenmesi, ihbar ve ihtara gerek olmadan kiraya veren tarafından ihtirazı kayıtla alınmış kabul edile</text:span><text:span text:style-name="T385">cektir. Her hâlükârda artış oranı TUIK ’in açıkladığı, on iki aylık ortalamalara göre TUFE değişim oranının altında olmayacaktır. Her beş yıllık süre sonunda piyasa şartlarına göre kira artışı yeniden belirlenir.<text:s/></text:span><text:span text:style-name="T386">344</text:span></text:p>
      <text:p text:style-name="P387"/>
      <text:p text:style-name="P388"><text:span text:style-name="T389">MADDE 4 - DİĞER</text:span></text:p>
      <text:p text:style-name="P390"><text:span text:style-name="T391">4.1. Mücbir Sebep:<text:s/></text:span><text:span text:style-name="T392">Doğ</text:span><text:span text:style-name="T393">al afet veya ülkenin dahil olduğu savaşın mücbir sebep kabul edilebilmesi ancak ilgili Bakanlık tarafından bu hususun mücbir sebep olarak ilan edilmesi halinde, belirlediği süre boyunca mümkündür. Taşınmazda meydana gelebilecek yangın, su basması, tahribat</text:span><text:span text:style-name="T394"><text:s/>vb. hallerden doğan zarar ve ziyan kiracı tarafından tazmin edilecektir.</text:span></text:p>
      <text:p text:style-name="P395"><text:span text:style-name="T396">4.2. Şahit:</text:span><text:span text:style-name="T397"><text:s/>Şahit, sözleşmeyi imzalayan kişinin sözleşmede adı geçen kişi olduğuna ve işbu sözleşmeyi yanında imzaladığına şahitlik ettiğini kabul ve beyan etmiştir. Kiracı tüzel bir</text:span><text:span text:style-name="T398"><text:s/>kişilik ise firma imza yetkilisi şahsen şahittir ve bu sözleşmeye attığı imza ile, sözleşme şartlarına uyulmaması ve/veya bu sözleşmeyle bağlantılı tahliye taahhütnamesi vb. belgeler ile ortaya çıkabilecek her türlü maddi ve manevi zararların karşılanması</text:span><text:span text:style-name="T399"><text:s/>hususunda, tüzel kişilik olan kiracı ile birlikte şahsi olarak, işbu sözleşme kapsamında ve varsa uzayan dönemlerde de tahakkuk edebilecek her türlü ödemeden de müteselsil sorumlu olacağını kabul, taahhüt ve beyan etmiştir.<text:s/></text:span></text:p>
      <text:p text:style-name="P400"><text:span text:style-name="T401">4.3<text:s/></text:span><text:span text:style-name="T402">Kiralanan yer 300 m2 açık<text:s/></text:span><text:span text:style-name="T403">alandır. Sözleşme dahilinde kapalı alan yoktur. Kiracı tarafından kullanılan ve yandaki binaya ait kapalı alan işbu sözleşme kapsamında değildir.</text:span></text:p>
      <text:p text:style-name="P404"><text:span text:style-name="T405">4.4<text:s/></text:span><text:span text:style-name="T406">Kiracı<text:s/></text:span><text:span text:style-name="T407">paletli iş makinesi ile çalışacağı için, mecurun taban betonu, komşu çatı ve yan<text:s/></text:span><text:span text:style-name="T408">duvarları, alt yapı vb. oluşabilecek hasarların zararını ödemeyi kabul ve taahhüt etmiştir.</text:span><text:span text:style-name="T409"><text:s/>Kiracı hasar onarımlarını kendi yapamaz, 3. kişilere yaptıramaz. Verilen hasarın onarım bedeli kiracı tarafından ödenecek, hasar oluşan yerler yeni malzeme kullanıl</text:span><text:span text:style-name="T410">arak onarılacaktır. Kiralananda iş makinesi ile çalışılmasına bu şartlar dahilinde, kiraya veren tarafından izin verilmiştir.</text:span></text:p>
      <text:p text:style-name="P411"><text:span text:style-name="T412">İşbu akitteki bilgilerin doğruluğunu ve sözleşmenin tüm şartlarına uyacağımı,<text:s/></text:span><text:span text:style-name="T413">uyuşmazlıkların çözümü için Tokat Adliyesi Mahkeme v</text:span><text:span text:style-name="T414">e İcra dairelerinin salahiyetini</text:span><text:span text:style-name="T415"><text:s/>peşinen kabul ettiğimi, işbu sözleşmeyi okuduktan sonra hür irademle imzaladığımı, beyan, kabul ve taahhüt ederim.</text:span></text:p>
      <text:p text:style-name="P416"/>
      <text:p text:style-name="P417"><text:span text:style-name="T418">EK SÖZLEŞME</text:span><text:span text:style-name="T419"><text:s/>–<text:s/></text:span><text:span text:style-name="T420">TAAHHÜTNAME</text:span></text:p>
      <text:p text:style-name="P421"/>
      <text:p text:style-name="P422"><text:span text:style-name="T423"><text:tab/>İşbu taahhütname ile halen tahtı icarımda bulunan mecuru; belirlediğimiz tariht</text:span><text:span text:style-name="T424">e, aramızda imzaladığımız kira sözleşmesinin şartlarına bağlı kalarak, hiçbir kanuni merasime, ihtar ve protesto keşidesine, cevap itasına, tebliğ ve tebellüğe, hiçbir hüküm istihsaline ve mahkemeden ilam almaya hacet kalmaksızın kayıtsız ve şartsız olarak</text:span><text:span text:style-name="T425"><text:s/>boşaltmayı, tahliye etmeyi kesin olarak, hür irademle beyan, kabul ve taahhüt ediyorum.</text:span></text:p>
      <text:p text:style-name="P426"/>
      <text:p text:style-name="P427"><text:span text:style-name="T428"><text:tab/>Gününde tahliye edemediğim veya etmediğim takdirde, geçen her gün için, yıllık kira bedelinin yüzde biri oranında (%1) günlük ceza bedeli ödemeyi, kiraya veren veya<text:s/></text:span><text:span text:style-name="T429">yetkili kanuni vekili tarafından aleyhime yapılacak, her türlü icra takibat ve mahkeme masrafları, avukatlık ücretleri, noter giderleri ve benzeri tüm ücretlerinde tamamen şahsım tarafından karşılanacağını şimdiden kabul, beyan ve taahhüt ediyorum. İşbu ta</text:span><text:span text:style-name="T430">ahhütnameyi imzaladığım tarih itibarı ile kiraya verenden kira bedeli dahil hiçbir alacağım kalmamıştır. İşbu taahhütnameyi hür irademle okudum ve imzalıyorum.</text:span></text:p>
      <text:p text:style-name="P431"/>
      <text:p text:style-name="P432"><text:span text:style-name="T433">Taahhüdün imzalandığı tarih <text:s/></text:span><text:span text:style-name="T434"><text:tab/>:</text:span></text:p>
      <text:p text:style-name="P435"/>
      <text:p text:style-name="P436">MECURUN</text:p>
      <text:p text:style-name="P437">Taahhüt edilen tahliye tarihi<text:tab/>:</text:p>
      <text:p text:style-name="P438"/>
      <text:p text:style-name="P439"/>
      <text:p text:style-name="P440">İlk kira<text:s/>başlangıç tarihi<text:tab/><text:tab/>:<text:tab/></text:p>
      <text:p text:style-name="P441"/>
      <text:p text:style-name="P442"/>
      <text:p text:style-name="P443">İlk kira bedeli<text:tab/><text:tab/><text:tab/>:</text:p>
      <text:p text:style-name="P444"/>
      <text:p text:style-name="P445"/>
      <text:p text:style-name="P446">Adresi<text:tab/><text:tab/><text:tab/><text:tab/>:</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text:span text:style-name="T475">ABONE GEREKTİREN DURUMLAR</text:span><text:span text:style-name="T476"><text:s/>VE DİĞER ŞARTLAR İÇİN EK SÖZLEŞME</text:span></text:p>
      <text:p text:style-name="P477"/>
      <text:p text:style-name="P478">Kiralanan Tek bir parselde birden fazla kiracı barındıran bir yapıdadır. Tek tapu olması nedeniyle her<text:s/>kiracı için ayrı bir abone kanunen mümkün değildir. Bu nedenle elektrik ve su ortak kullanım şartları ile kullanılabilecektir.</text:p>
      <text:list text:style-name="LFO2" text:continue-numbering="true">
        <text:list-item>
          <text:p text:style-name="P479">ELEKTRİK<text:tab/><text:tab/><text:tab/><text:tab/><text:tab/><text:tab/><text:tab/><text:tab/><text:tab/><text:tab/><text:tab/><text:tab/></text:p>
        </text:list-item>
      </text:list>
      <text:p text:style-name="P480"><text:span text:style-name="T481">Mecurda tek bir elektrik abonesi bulunmaktadır. Elektrik ödemeleri süzme sayaç yazarları hesaplanarak kiraya</text:span><text:span text:style-name="T482"><text:s/>veren tarafından tahsil edilerek işletmeye ödenecektir. Ödemeler her ayın 6. Günü yapılacaktır. Kiraya veren elektrik bedellerinin belirlenmesinde fatura miktarını ve süzme sayaç yazarlarını dikkate alarak tahsilat yapacaktır. Kiralananda bulunan ana pano</text:span><text:span text:style-name="T483"><text:s/>ve elektrik tesisatı, aşağıdaki şartlar dahilinde kiracı tarafından ücretsiz olarak kullanılacaktır.</text:span></text:p>
      <text:list text:style-name="LFO3" text:continue-numbering="true">
        <text:list-item>
          <text:p text:style-name="P484"><text:span text:style-name="T485">Kiracı, kiraya verene ait abone ve pano üzerinden elektrik kullanımı sağlayacaktır.</text:span></text:p>
        </text:list-item>
        <text:list-item>
          <text:p text:style-name="P486"><text:span text:style-name="T487">Kiracının aylık elektrik tüketimi bir süzme sayaç ile kayıt altına alı</text:span><text:span text:style-name="T488">nacaktır.</text:span></text:p>
        </text:list-item>
        <text:list-item>
          <text:p text:style-name="P489"><text:span text:style-name="T490">Ana panodan kiracıya 100 amperlik sigorta ile enerji verilmektedir.</text:span></text:p>
        </text:list-item>
        <text:list-item>
          <text:p text:style-name="P491">Kiracı kendine ait elektrik sayacından sonra, kullanacağı elektrikli aletlerin korunması amaçlı, ana panoda kendisine tahsis edilen sigorta da dahil olmak üzere, sigorta, termik,<text:s/>kontaktör, röle vb. gibi gerekli olan tesisat malzemelerini tesisatına eklemekle yükümlüdür. Bu gibi harcamalar kiraya verenden istenemez.</text:p>
        </text:list-item>
        <text:list-item>
          <text:p text:style-name="P492">Kiracının ekipmanlarında ana panoda kendisine tahsis edilen sigorta ve sayaç da dahil olmak üzere oluşabilecek elektrik tesisatı kaynaklı arızaların sorumluluğu tamamen kiracıya aittir.</text:p>
        </text:list-item>
        <text:list-item>
          <text:p text:style-name="P493">Kiracı ana panoda kendisine ait sigortadan sonraki tesisat ve ekipmanlarda oluşabilecek arızalardan münferiden sorumludur.</text:p>
        </text:list-item>
        <text:list-item>
          <text:p text:style-name="P494">Ana panoda oluşabilecek arızalardan, panodan enerji sağlayan tüm kiracılar müştereken sorumludur.</text:p>
        </text:list-item>
        <text:list-item>
          <text:p text:style-name="P495">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96">Teminat bedeli, kira bitiminde borcu olmaması durumunda kiracıya, ödediği miktar kadar iade edilecektir. Teminat iadesinde fiyat farkı, faiz vb. uygulanmaz.</text:p>
        </text:list-item>
      </text:list>
      <text:list text:style-name="LFO2">
        <text:list-item text:start-value="1">
          <text:p text:style-name="P497">SU<text:tab/><text:tab/><text:tab/><text:tab/><text:tab/><text:tab/><text:tab/><text:tab/><text:tab/><text:tab/><text:tab/><text:tab/><text:tab/></text:p>
          <text:list text:continue-numbering="true">
            <text:list-item>
              <text:p text:style-name="P498">Kiralananda ön ödemeli su sayacı kullanıldığından her kiracı payına düşen aylık su<text:s/>kullanım ücretini kiraya verene peşin ödemekle yükümlüdür.</text:p>
            </text:list-item>
            <text:list-item>
              <text:p text:style-name="P499">Her ay mecurda düzenli bulunan her kişi için en az bir ton su bedeli kiraya verene ödenecektir. Toplanan paranın yetmemesi durumunda ek su parası toplanabilir.</text:p>
            </text:list-item>
            <text:list-item>
              <text:p text:style-name="P500">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01">Aylık kullanılan elektrik ve su bedeli her ayın en geç 6. günü kiraya verene ödenecektir. Ödeme tarihi<text:s/>taraflarca belirlenen ödemenin zamanında ödenmemesi, herhangi bir ihtara gerek kalmadan kiracının temerrüt sebebi sayılacaktır.</text:p>
        </text:list-item>
        <text:list-item>
          <text:p text:style-name="P502">Mecurda trapez sac çatı vardır. Hava durumuna bağlı olarak sac çatı, doğası gereği dönem dönem terleme ve damlama yapmaktadır.<text:s/>Kiracı bu gibi durumun, yapacağı işe engel teşkil etmediğini, ayıp sayılmayacağını ve zaman içerisinde ihtiyaç duyulursa masrafı kendisine ait olmak üzere tedbir alabileceğini peşinen kabul etmiştir.</text:p>
        </text:list-item>
      </text:list>
      <text:p text:style-name="P503"/>
      <text:p text:style-name="P504">Diğer Şartlar:</text:p>
      <text:p text:style-name="P505"/>
      <text:p text:style-name="P506"/>
      <text:p text:style-name="P5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 6206</text:span><text:span text:style-name="T10"><text:tab/></text:span><text:span text:style-name="T11"><text:tab/>Ferhat Demirel</text:span></text:p>
        <text:p text:style-name="P12">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21T12:23:00Z</dc:date>
    <meta:print-date>2023-11-02T07:25:00Z</meta:print-date>
    <meta:template xlink:href="Normal" xlink:type="simple"/>
    <meta:editing-cycles>22</meta:editing-cycles>
    <meta:editing-duration>PT67200S</meta:editing-duration>
    <meta:document-statistic meta:page-count="6" meta:paragraph-count="47" meta:word-count="3583" meta:character-count="23961" meta:row-count="170" meta:non-whitespace-character-count="20425"/>
  </office:meta>
</office:document-meta>
</file>